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925in" fo:break-before="page" table:align="margins"/>
    </style:style>
    <style:style style:name="RevisionHistory.A" style:family="table-column">
      <style:table-column-properties style:column-width="3.4625in" style:rel-column-width="32767*"/>
    </style:style>
    <style:style style:name="RevisionHistory.B" style:family="table-column">
      <style:table-column-properties style:column-width="3.4625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paragraph-properties fo:text-align="start" style:justify-single-word="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
    <style:style style:name="P15" style:family="paragraph" style:parent-style-name="Text_20_body" style:list-style-name="">
      <style:text-properties officeooo:paragraph-rsid="0002c3fd"/>
    </style:style>
    <style:style style:name="P16" style:family="paragraph" style:parent-style-name="Text_20_body" style:list-style-name="">
      <style:text-properties officeooo:paragraph-rsid="0004a04a"/>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8">
      <style:text-properties officeooo:paragraph-rsid="0004a04a"/>
    </style:style>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2">
      <style:text-properties officeooo:paragraph-rsid="0002c3fd"/>
    </style:style>
    <style:style style:name="P39" style:family="paragraph" style:parent-style-name="Text_20_body" style:list-style-name="L23"/>
    <style:style style:name="P40" style:family="paragraph" style:parent-style-name="Text_20_body" style:list-style-name="L23">
      <style:text-properties officeooo:paragraph-rsid="0002c3fd"/>
    </style:style>
    <style:style style:name="P41" style:family="paragraph" style:parent-style-name="Text_20_body">
      <style:text-properties officeooo:paragraph-rsid="0002c3fd"/>
    </style:style>
    <style:style style:name="P42" style:family="paragraph" style:parent-style-name="Text_20_body">
      <style:paragraph-properties fo:text-align="start" style:justify-single-word="false"/>
      <style:text-properties officeooo:paragraph-rsid="0002c3fd"/>
    </style:style>
    <style:style style:name="P43" style:family="paragraph" style:parent-style-name="Text_20_body" style:list-style-name="L24">
      <style:text-properties officeooo:paragraph-rsid="0002c3fd"/>
    </style:style>
    <style:style style:name="P44" style:family="paragraph" style:parent-style-name="Text_20_body" style:list-style-name="L25">
      <style:text-properties officeooo:paragraph-rsid="0004a04a"/>
    </style:style>
    <style:style style:name="P45" style:family="paragraph" style:parent-style-name="Text_20_body">
      <style:text-properties officeooo:paragraph-rsid="0004a04a"/>
    </style:style>
    <style:style style:name="P46" style:family="paragraph" style:parent-style-name="Text_20_body" style:list-style-name="L27">
      <style:text-properties officeooo:paragraph-rsid="0004a04a"/>
    </style:style>
    <style:style style:name="P47" style:family="paragraph" style:parent-style-name="Text_20_body">
      <style:text-properties officeooo:paragraph-rsid="000692cd"/>
    </style:style>
    <style:style style:name="P48" style:family="paragraph" style:parent-style-name="Text_20_body">
      <style:text-properties officeooo:paragraph-rsid="00069810"/>
    </style:style>
    <style:style style:name="P49" style:family="paragraph" style:parent-style-name="Text_20_body">
      <style:text-properties officeooo:paragraph-rsid="000777e6"/>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2" style:list-style-name="">
      <style:paragraph-properties fo:break-before="page"/>
      <style:text-properties officeooo:paragraph-rsid="00042fbd"/>
    </style:style>
    <style:style style:name="P53" style:family="paragraph" style:parent-style-name="Heading_20_2" style:list-style-name="">
      <style:paragraph-properties fo:break-before="page"/>
      <style:text-properties officeooo:paragraph-rsid="0004a04a"/>
    </style:style>
    <style:style style:name="P54" style:family="paragraph" style:parent-style-name="Heading_20_2">
      <style:paragraph-properties fo:break-before="page"/>
      <style:text-properties officeooo:paragraph-rsid="0002c3fd"/>
    </style:style>
    <style:style style:name="P55" style:family="paragraph" style:parent-style-name="Heading_20_3">
      <style:text-properties officeooo:paragraph-rsid="0002c3fd"/>
    </style:style>
    <style:style style:name="P56" style:family="paragraph" style:parent-style-name="Heading_20_3">
      <style:text-properties officeooo:paragraph-rsid="0004a04a"/>
    </style:style>
    <style:style style:name="T1" style:family="text">
      <style:text-properties officeooo:rsid="0002c3fd"/>
    </style:style>
    <style:style style:name="T2" style:family="text">
      <style:text-properties officeooo:rsid="00032d75"/>
    </style:style>
    <style:style style:name="T3" style:family="text">
      <style:text-properties officeooo:rsid="00042fbd"/>
    </style:style>
    <style:style style:name="T4" style:family="text">
      <style:text-properties officeooo:rsid="0004a04a"/>
    </style:style>
    <style:style style:name="T5" style:family="text">
      <style:text-properties officeooo:rsid="000692cd"/>
    </style:style>
    <style:style style:name="T6" style:family="text">
      <style:text-properties officeooo:rsid="00069810"/>
    </style:style>
    <style:style style:name="T7" style:family="text">
      <style:text-properties officeooo:rsid="000777e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5">P.OW.E.R.</text:p>
      <text:p text:style-name="P2">Power Outlet for Wireless Power Reporting</text:p>
      <text:p text:style-name="P2">Web Interfa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Grace De Geus</text:p>
      <text:p text:style-name="P3">Charles Hathaway</text:p>
      <text:p text:style-name="P3">Nate Pickett</text:p>
      <text:p text:style-name="P3">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Leaving off at “Disable Device”</text:p>
          </table:table-cell>
        </table:table-row>
      </table:table>
      <text:p text:style-name="P4"/>
      <text:p text:style-name="P6"/>
      <text:h text:style-name="Heading_20_1" text:outline-level="1"><text:bookmark-start text:name="__RefHeading__632_249102736"/>The P.O.W.E.R. Project<text:bookmark-end text:name="__RefHeading__632_24910273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p text:style-name="Text_20_body">This document outlines the web-based user interface for the project. The interface must be easy to learn, efficient, and shouldn't be so ugly it makes your eyes bleed. </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text:a xlink:type="simple" xlink:href="#__RefHeading__632_249102736" text:style-name="Index_20_Link" text:visited-style-name="Index_20_Link">The P.O.W.E.R. Project<text:tab/>3</text:a></text:p>
          <text:p text:style-name="P9"><text:a xlink:type="simple" xlink:href="#__RefHeading__741_249102736" text:style-name="Index_20_Link" text:visited-style-name="Index_20_Link">Task Breakdowns<text:tab/>4</text:a></text:p>
          <text:p text:style-name="P8"><text:a xlink:type="simple" xlink:href="#__RefHeading__639_249102736" text:style-name="Index_20_Link" text:visited-style-name="Index_20_Link">View Monthly Power Consumption<text:tab/>5</text:a></text:p>
          <text:p text:style-name="P10"><text:a xlink:type="simple" xlink:href="#__RefHeading__650_249102736" text:style-name="Index_20_Link" text:visited-style-name="Index_20_Link">Actors<text:tab/>5</text:a></text:p>
          <text:p text:style-name="P10"><text:a xlink:type="simple" xlink:href="#__RefHeading__652_249102736" text:style-name="Index_20_Link" text:visited-style-name="Index_20_Link">Assumptions<text:tab/>5</text:a></text:p>
          <text:p text:style-name="P10"><text:a xlink:type="simple" xlink:href="#__RefHeading__654_249102736" text:style-name="Index_20_Link" text:visited-style-name="Index_20_Link">Procedure<text:tab/>5</text:a></text:p>
          <text:p text:style-name="P10"><text:a xlink:type="simple" xlink:href="#__RefHeading__656_249102736" text:style-name="Index_20_Link" text:visited-style-name="Index_20_Link">Expected outcome<text:tab/>5</text:a></text:p>
          <text:p text:style-name="P8"><text:a xlink:type="simple" xlink:href="#__RefHeading__658_249102736" text:style-name="Index_20_Link" text:visited-style-name="Index_20_Link">View Largest Energy Consumer<text:tab/>6</text:a></text:p>
          <text:p text:style-name="P10"><text:a xlink:type="simple" xlink:href="#__RefHeading__660_249102736" text:style-name="Index_20_Link" text:visited-style-name="Index_20_Link">Actors<text:tab/>6</text:a></text:p>
          <text:p text:style-name="P10"><text:a xlink:type="simple" xlink:href="#__RefHeading__662_249102736" text:style-name="Index_20_Link" text:visited-style-name="Index_20_Link">Assumptions<text:tab/>6</text:a></text:p>
          <text:p text:style-name="P10"><text:a xlink:type="simple" xlink:href="#__RefHeading__664_249102736" text:style-name="Index_20_Link" text:visited-style-name="Index_20_Link">Procedure<text:tab/>6</text:a></text:p>
          <text:p text:style-name="P10"><text:a xlink:type="simple" xlink:href="#__RefHeading__666_249102736" text:style-name="Index_20_Link" text:visited-style-name="Index_20_Link">Expected outcome<text:tab/>6</text:a></text:p>
          <text:p text:style-name="P8"><text:a xlink:type="simple" xlink:href="#__RefHeading__669_249102736" text:style-name="Index_20_Link" text:visited-style-name="Index_20_Link">View Largest Power Consumer<text:tab/>7</text:a></text:p>
          <text:p text:style-name="P10"><text:a xlink:type="simple" xlink:href="#__RefHeading__671_249102736" text:style-name="Index_20_Link" text:visited-style-name="Index_20_Link">Actors<text:tab/>7</text:a></text:p>
          <text:p text:style-name="P10"><text:a xlink:type="simple" xlink:href="#__RefHeading__673_249102736" text:style-name="Index_20_Link" text:visited-style-name="Index_20_Link">Assumptions<text:tab/>7</text:a></text:p>
          <text:p text:style-name="P10"><text:a xlink:type="simple" xlink:href="#__RefHeading__675_249102736" text:style-name="Index_20_Link" text:visited-style-name="Index_20_Link">Procedure<text:tab/>7</text:a></text:p>
          <text:p text:style-name="P10"><text:a xlink:type="simple" xlink:href="#__RefHeading__677_249102736" text:style-name="Index_20_Link" text:visited-style-name="Index_20_Link">Expected outcome<text:tab/>7</text:a></text:p>
          <text:p text:style-name="P8"><text:a xlink:type="simple" xlink:href="#__RefHeading__679_249102736" text:style-name="Index_20_Link" text:visited-style-name="Index_20_Link">View Largest Power Consumer<text:tab/>8</text:a></text:p>
          <text:p text:style-name="P10"><text:a xlink:type="simple" xlink:href="#__RefHeading__681_249102736" text:style-name="Index_20_Link" text:visited-style-name="Index_20_Link">Actors<text:tab/>8</text:a></text:p>
          <text:p text:style-name="P10"><text:a xlink:type="simple" xlink:href="#__RefHeading__683_249102736" text:style-name="Index_20_Link" text:visited-style-name="Index_20_Link">Assumptions<text:tab/>8</text:a></text:p>
          <text:p text:style-name="P10"><text:a xlink:type="simple" xlink:href="#__RefHeading__685_249102736" text:style-name="Index_20_Link" text:visited-style-name="Index_20_Link">Procedure<text:tab/>8</text:a></text:p>
          <text:p text:style-name="P10"><text:a xlink:type="simple" xlink:href="#__RefHeading__687_249102736" text:style-name="Index_20_Link" text:visited-style-name="Index_20_Link">Expected outcome<text:tab/>8</text:a></text:p>
          <text:p text:style-name="P8"><text:a xlink:type="simple" xlink:href="#__RefHeading__694_249102736" text:style-name="Index_20_Link" text:visited-style-name="Index_20_Link">Add User<text:tab/>9</text:a></text:p>
          <text:p text:style-name="P10"><text:a xlink:type="simple" xlink:href="#__RefHeading__696_249102736" text:style-name="Index_20_Link" text:visited-style-name="Index_20_Link">Actors<text:tab/>9</text:a></text:p>
          <text:p text:style-name="P10"><text:a xlink:type="simple" xlink:href="#__RefHeading__698_249102736" text:style-name="Index_20_Link" text:visited-style-name="Index_20_Link">Assumptions<text:tab/>9</text:a></text:p>
          <text:p text:style-name="P10"><text:a xlink:type="simple" xlink:href="#__RefHeading__700_249102736" text:style-name="Index_20_Link" text:visited-style-name="Index_20_Link">Procedure<text:tab/>9</text:a></text:p>
          <text:p text:style-name="P10"><text:a xlink:type="simple" xlink:href="#__RefHeading__702_249102736" text:style-name="Index_20_Link" text:visited-style-name="Index_20_Link">Expected outcome<text:tab/>9</text:a></text:p>
          <text:p text:style-name="P8"><text:a xlink:type="simple" xlink:href="#__RefHeading__704_249102736" text:style-name="Index_20_Link" text:visited-style-name="Index_20_Link">Delete User<text:tab/>10</text:a></text:p>
          <text:p text:style-name="P10"><text:a xlink:type="simple" xlink:href="#__RefHeading__706_249102736" text:style-name="Index_20_Link" text:visited-style-name="Index_20_Link">Actors<text:tab/>10</text:a></text:p>
          <text:p text:style-name="P10"><text:a xlink:type="simple" xlink:href="#__RefHeading__708_249102736" text:style-name="Index_20_Link" text:visited-style-name="Index_20_Link">Assumptions<text:tab/>10</text:a></text:p>
          <text:p text:style-name="P10"><text:a xlink:type="simple" xlink:href="#__RefHeading__710_249102736" text:style-name="Index_20_Link" text:visited-style-name="Index_20_Link">Procedure<text:tab/>10</text:a></text:p>
          <text:p text:style-name="P10"><text:a xlink:type="simple" xlink:href="#__RefHeading__712_249102736" text:style-name="Index_20_Link" text:visited-style-name="Index_20_Link">Expected Outcome<text:tab/>10</text:a></text:p>
          <text:p text:style-name="P8"><text:a xlink:type="simple" xlink:href="#__RefHeading__714_249102736" text:style-name="Index_20_Link" text:visited-style-name="Index_20_Link">Rename Device<text:tab/>11</text:a></text:p>
          <text:p text:style-name="P10"><text:a xlink:type="simple" xlink:href="#__RefHeading__716_249102736" text:style-name="Index_20_Link" text:visited-style-name="Index_20_Link">Actors<text:tab/>11</text:a></text:p>
          <text:p text:style-name="P10"><text:a xlink:type="simple" xlink:href="#__RefHeading__718_249102736" text:style-name="Index_20_Link" text:visited-style-name="Index_20_Link">Assumptions<text:tab/>11</text:a></text:p>
          <text:p text:style-name="P10"><text:a xlink:type="simple" xlink:href="#__RefHeading__720_249102736" text:style-name="Index_20_Link" text:visited-style-name="Index_20_Link">Procedure<text:tab/>11</text:a></text:p>
          <text:p text:style-name="P10"><text:soft-page-break/><text:a xlink:type="simple" xlink:href="#__RefHeading__722_249102736" text:style-name="Index_20_Link" text:visited-style-name="Index_20_Link">Expected outcome<text:tab/>11</text:a></text:p>
          <text:p text:style-name="P8"><text:a xlink:type="simple" xlink:href="#__RefHeading__729_249102736" text:style-name="Index_20_Link" text:visited-style-name="Index_20_Link">Add Device<text:tab/>12</text:a></text:p>
          <text:p text:style-name="P8"><text:a xlink:type="simple" xlink:href="#__RefHeading__731_249102736" text:style-name="Index_20_Link" text:visited-style-name="Index_20_Link">Delete Device<text:tab/>13</text:a></text:p>
          <text:p text:style-name="P10"><text:a xlink:type="simple" xlink:href="#__RefHeading__733_249102736" text:style-name="Index_20_Link" text:visited-style-name="Index_20_Link">Actors<text:tab/>13</text:a></text:p>
          <text:p text:style-name="P10"><text:a xlink:type="simple" xlink:href="#__RefHeading__735_249102736" text:style-name="Index_20_Link" text:visited-style-name="Index_20_Link">Assumptions<text:tab/>13</text:a></text:p>
          <text:p text:style-name="P10"><text:a xlink:type="simple" xlink:href="#__RefHeading__737_249102736" text:style-name="Index_20_Link" text:visited-style-name="Index_20_Link">Procedure<text:tab/>13</text:a></text:p>
          <text:p text:style-name="P10"><text:a xlink:type="simple" xlink:href="#__RefHeading__739_249102736" text:style-name="Index_20_Link" text:visited-style-name="Index_20_Link">Expected Outcome<text:tab/>13</text:a></text:p>
          <text:p text:style-name="P9"><text:a xlink:type="simple" xlink:href="#__RefHeading__743_249102736" text:style-name="Index_20_Link" text:visited-style-name="Index_20_Link">Dialog Design<text:tab/>14</text:a></text:p>
          <text:p text:style-name="P9"><text:a xlink:type="simple" xlink:href="#__RefHeading__745_249102736" text:style-name="Index_20_Link" text:visited-style-name="Index_20_Link">Look and Feel<text:tab/>15</text:a></text:p>
          <text:p text:style-name="P9"><text:a xlink:type="simple" xlink:href="#__RefHeading__747_249102736" text:style-name="Index_20_Link" text:visited-style-name="Index_20_Link">Affordances<text:tab/>16</text:a></text:p>
        </text:index-body>
      </text:table-of-content>
      <text:p text:style-name="Text_20_body"/>
      <text:h text:style-name="Heading_20_1" text:outline-level="1"><text:bookmark-start text:name="__RefHeading__741_249102736"/>Task Breakdown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36511036" text:style-name="L1">
        <text:list-item>
          <text:p text:style-name="P12">Users</text:p>
        </text:list-item>
        <text:list-item>
          <text:p text:style-name="P12">The display</text:p>
        </text:list-item>
        <text:list-item>
          <text:p text:style-name="P12">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51" text:outline-level="2">Logging In</text:h>
      <text:p text:style-name="Text_20_body">In this scenario the user logs into the system</text:p>
      <text:h text:style-name="Heading_20_3" text:outline-level="3"><text:bookmark-start text:name="__RefHeading__650_2491027361"/>Actors<text:bookmark-end text:name="__RefHeading__650_2491027361"/></text:h>
      <text:list xml:id="list36507706" text:style-name="L2">
        <text:list-item>
          <text:p text:style-name="P13">User</text:p>
        </text:list-item>
        <text:list-item>
          <text:p text:style-name="P13">System </text:p>
        </text:list-item>
      </text:list>
      <text:h text:style-name="Heading_20_3" text:outline-level="3"><text:bookmark-start text:name="__RefHeading__652_2491027361"/>Assumptions<text:bookmark-end text:name="__RefHeading__652_2491027361"/></text:h>
      <text:p text:style-name="Text_20_body">The user has a valid logi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51" text:outline-level="2">Logging Out</text:h>
      <text:p text:style-name="Text_20_body">In this scenario the user logs out of the system.</text:p>
      <text:h text:style-name="Heading_20_3" text:outline-level="3"><text:bookmark-start text:name="__RefHeading__650_24910273611"/>Actors<text:bookmark-end text:name="__RefHeading__650_24910273611"/></text:h>
      <text:list xml:id="list39195468" text:continue-numbering="true" text:style-name="L2">
        <text:list-item>
          <text:p text:style-name="P13">User</text:p>
        </text:list-item>
        <text:list-item>
          <text:p text:style-name="P13">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system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h text:style-name="P14" text:outline-level="2">The user is now logged out.</text:h>
      <text:h text:style-name="P51"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39197667" text:continue-numbering="true" text:style-name="L2">
        <text:list-item>
          <text:p text:style-name="P13">User</text:p>
        </text:list-item>
        <text:list-item>
          <text:p text:style-name="P13">System </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36508034" text:style-name="L3">
        <text:list-item>
          <text:p text:style-name="P17">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36500633" text:style-name="L4">
        <text:list-item>
          <text:p text:style-name="P18">The name of the month</text:p>
        </text:list-item>
        <text:list-item>
          <text:p text:style-name="P18">The total power consumed by the entire system for that month </text:p>
        </text:list-item>
        <text:list-item>
          <text:p text:style-name="P18">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51"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36500865" text:style-name="L5">
        <text:list-item>
          <text:p text:style-name="P19">User</text:p>
        </text:list-item>
        <text:list-item>
          <text:p text:style-name="P19">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36509550" text:style-name="L6">
        <text:list-item>
          <text:p text:style-name="P20">One of which is "Device Power Consumption" </text:p>
        </text:list-item>
      </text:list>
      <text:p text:style-name="Text_20_body">The user selects "Device Power Consumption"</text:p>
      <text:p text:style-name="Text_20_body">The display shows the user a table containing:</text:p>
      <text:list xml:id="list36510258" text:style-name="L7">
        <text:list-item>
          <text:p text:style-name="P21">The name of each device</text:p>
        </text:list-item>
        <text:list-item>
          <text:p text:style-name="P21">The power consumed by each device</text:p>
        </text:list-item>
        <text:list-item>
          <text:p text:style-name="P21">The device's power consumption per hour</text:p>
        </text:list-item>
        <text:list-item>
          <text:p text:style-name="P21">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51" text:outline-level="2"><text:bookmark-start text:name="__RefHeading__669_249102736"/>View Largest Power Consumer<text:bookmark-end text:name="__RefHeading__669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71_249102736"/>Actors<text:bookmark-end text:name="__RefHeading__671_249102736"/></text:h>
      <text:list xml:id="list36508927" text:style-name="L8">
        <text:list-item>
          <text:p text:style-name="P22">User</text:p>
        </text:list-item>
        <text:list-item>
          <text:p text:style-name="P22">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36513082" text:style-name="L9">
        <text:list-item>
          <text:p text:style-name="P23">One of which is "View Power Use over Time" </text:p>
        </text:list-item>
      </text:list>
      <text:p text:style-name="Text_20_body">The display shows a page that prompts the user to select:</text:p>
      <text:list xml:id="list36508881" text:style-name="L10">
        <text:list-item>
          <text:p text:style-name="P24">What devices or device groups they want to compare</text:p>
          <text:list>
            <text:list-item>
              <text:p text:style-name="P24">Defaults the group "All devices" </text:p>
            </text:list-item>
          </text:list>
        </text:list-item>
        <text:list-item>
          <text:p text:style-name="P24">What time period they would like to compare them over</text:p>
          <text:list>
            <text:list-item>
              <text:p text:style-name="P24">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51"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36486822" text:style-name="L11">
        <text:list-item>
          <text:p text:style-name="P25">User</text:p>
        </text:list-item>
        <text:list-item>
          <text:p text:style-name="P25">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36506383" text:style-name="L12">
        <text:list-item>
          <text:p text:style-name="P26">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system displays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51"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36498711" text:style-name="L13">
        <text:list-item>
          <text:p text:style-name="P27">User</text:p>
        </text:list-item>
        <text:list-item>
          <text:p text:style-name="P27">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36487785" text:style-name="L14">
        <text:list-item>
          <text:p text:style-name="P28">This includes a button to add a user </text:p>
        </text:list-item>
      </text:list>
      <text:p text:style-name="Text_20_body">The user clicks "Add user"</text:p>
      <text:p text:style-name="Text_20_body">The display presents the user with a page that contains the necessary fields to create a new user:</text:p>
      <text:list xml:id="list36510892" text:style-name="L15">
        <text:list-item>
          <text:p text:style-name="P29">First name</text:p>
        </text:list-item>
        <text:list-item>
          <text:p text:style-name="P29">Last name</text:p>
        </text:list-item>
        <text:list-item>
          <text:p text:style-name="P29">Username</text:p>
        </text:list-item>
        <text:list-item>
          <text:p text:style-name="P29">Password</text:p>
        </text:list-item>
        <text:list-item>
          <text:p text:style-name="P29">A checkbox requiring the user to change their password at login</text:p>
        </text:list-item>
        <text:list-item>
          <text:p text:style-name="P29">A multi-select to put them into group</text:p>
        </text:list-item>
        <text:list-item>
          <text:p text:style-name="P29">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51"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36493807" text:style-name="L16">
        <text:list-item>
          <text:p text:style-name="P30">User</text:p>
        </text:list-item>
        <text:list-item>
          <text:p text:style-name="P30">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36498933" text:style-name="L17">
        <text:list-item>
          <text:p text:style-name="P31">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51" text:outline-level="2"><text:bookmark-start text:name="__RefHeading__714_249102736"/>Rename Device<text:bookmark-end text:name="__RefHeading__714_249102736"/></text:h>
      <text:p text:style-name="Text_20_body">This use case documents the procedure that a user would use to rename a device associated with an outlet.</text:p>
      <text:h text:style-name="Heading_20_3" text:outline-level="3"><text:bookmark-start text:name="__RefHeading__716_249102736"/>Actors<text:bookmark-end text:name="__RefHeading__716_249102736"/></text:h>
      <text:list xml:id="list36503211" text:style-name="L18">
        <text:list-item>
          <text:p text:style-name="P32">User</text:p>
        </text:list-item>
        <text:list-item>
          <text:p text:style-name="P32">Display</text:p>
        </text:list-item>
        <text:list-item>
          <text:p text:style-name="P32">Device </text:p>
        </text:list-item>
      </text:list>
      <text:h text:style-name="Heading_20_3" text:outline-level="3"><text:bookmark-start text:name="__RefHeading__718_249102736"/>Assumptions<text:bookmark-end text:name="__RefHeading__718_249102736"/></text:h>
      <text:p text:style-name="Text_20_body">The user is logged in and on the home page</text:p>
      <text:p text:style-name="Text_20_body">The user has permission to modify outlet-device mappings </text:p>
      <text:h text:style-name="Heading_20_3" text:outline-level="3"><text:bookmark-start text:name="__RefHeading__720_249102736"/>Procedure<text:bookmark-end text:name="__RefHeading__720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6509096" text:style-name="L19">
        <text:list-item>
          <text:p text:style-name="P34">This includes a list of all existing devices </text:p>
        </text:list-item>
      </text:list>
      <text:p text:style-name="Text_20_body">The user clicks on the row of the device they want to edit</text:p>
      <text:p text:style-name="Text_20_body">The display presents a page with a form that allows the user to edit the name of the device</text:p>
      <text:p text:style-name="Text_20_body">The user changes the name of the device</text:p>
      <text:p text:style-name="Text_20_body">The user clicks "Submit" or "Save" </text:p>
      <text:h text:style-name="Heading_20_3" text:outline-level="3"><text:bookmark-start text:name="__RefHeading__722_249102736"/>Expected outcome<text:bookmark-end text:name="__RefHeading__722_249102736"/></text:h>
      <text:p text:style-name="Text_20_body">The device is now know by a new name.</text:p>
      <text:h text:style-name="P51"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Actors</text:h>
      <text:list xml:id="list39208952" text:continue-list="list36503211" text:style-name="L18">
        <text:list-item>
          <text:p text:style-name="P32">User</text:p>
        </text:list-item>
        <text:list-item>
          <text:p text:style-name="P32">Display</text:p>
        </text:list-item>
        <text:list-item>
          <text:p text:style-name="P32">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6513537" text:style-name="L20">
        <text:list-item>
          <text:p text:style-name="P35">This includes a “Add device” button</text:p>
        </text:list-item>
      </text:list>
      <text:p text:style-name="Text_20_body">The user clicks the “Add device” button</text:p>
      <text:p text:style-name="Text_20_body">The system prompts the user for information about the device, including:</text:p>
      <text:list xml:id="list36510465" text:style-name="L21">
        <text:list-item>
          <text:p text:style-name="P36">Name</text:p>
          <text:list>
            <text:list-item>
              <text:p text:style-name="P36">Optional: room, location in room, owner. These will be used to guide the user in coming up with a unique name</text:p>
            </text:list-item>
          </text:list>
        </text:list-item>
        <text:list-item>
          <text:p text:style-name="P36">What satellite it is plugged into</text:p>
          <text:list>
            <text:list-item>
              <text:p text:style-name="P36">Optional, may be not be plugged in</text:p>
            </text:list-item>
          </text:list>
        </text:list-item>
      </text:list>
      <text:p text:style-name="P11">The user fills in the requested information</text:p>
      <text:p text:style-name="P11">The user clicks an “OK” or “Submit” button</text:p>
      <text:p text:style-name="P11">The display informs the user that the device has been added</text:p>
      <text:p text:style-name="P11">The display shows the user the "Device management" page</text:p>
      <text:h text:style-name="Heading_20_3" text:outline-level="3"><text:bookmark-start text:name="__RefHeading__722_2491027361"/>Expected outcome<text:bookmark-end text:name="__RefHeading__722_2491027361"/></text:h>
      <text:p text:style-name="Text_20_body">The display has the device available for history and mapping to satellites. </text:p>
      <text:h text:style-name="P54"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36505119" text:style-name="L22">
        <text:list-item>
          <text:p text:style-name="P37">User</text:p>
        </text:list-item>
        <text:list-item>
          <text:p text:style-name="P37">Display</text:p>
        </text:list-item>
        <text:list-item>
          <text:p text:style-name="P37">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6499933" text:style-name="L23">
        <text:list-item>
          <text:p text:style-name="P39">This includes a drop down with an action to disable a device</text:p>
        </text:list-item>
        <text:list-item>
          <text:p text:style-name="P39">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text:span text:style-name="T1">s</text:span></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42">The display informs the user that the device has been <text:span text:style-name="T1">disabled</text:span></text:p>
      <text:p text:style-name="P42"><text:span text:style-name="T1">The display shows the user the "Device management" page</text:span></text:p>
      <text:h text:style-name="Heading_20_3" text:outline-level="3"><text:bookmark-start text:name="__RefHeading__739_249102736"/>Expected Outcome<text:bookmark-end text:name="__RefHeading__739_249102736"/></text:h>
      <text:p text:style-name="Text_20_body">A device was <text:span text:style-name="T1">disabled and will no longer appear in any menus.</text:span></text:p>
      <text:h text:style-name="P54" text:outline-level="2"><text:span text:style-name="T1">Re-enable</text:span> Device</text:h>
      <text:p text:style-name="P41">This use case documents the procedure that a user would use to <text:span text:style-name="T1">re-enable </text:span>a device.</text:p>
      <text:h text:style-name="P55" text:outline-level="3"><text:bookmark-start text:name="__RefHeading__733_2491027362"/>Actors<text:bookmark-end text:name="__RefHeading__733_2491027362"/></text:h>
      <text:list xml:id="list39210816" text:continue-list="list36505119" text:style-name="L22">
        <text:list-item>
          <text:p text:style-name="P38">User</text:p>
        </text:list-item>
        <text:list-item>
          <text:p text:style-name="P38">Display</text:p>
        </text:list-item>
        <text:list-item>
          <text:p text:style-name="P38">Device </text:p>
        </text:list-item>
      </text:list>
      <text:h text:style-name="P55" text:outline-level="3"><text:bookmark-start text:name="__RefHeading__735_2491027362"/>Assumptions<text:bookmark-end text:name="__RefHeading__735_2491027362"/></text:h>
      <text:p text:style-name="P41">The user is logged in and on the home page</text:p>
      <text:p text:style-name="P41">The user has permission to modify devices</text:p>
      <text:h text:style-name="P55" text:outline-level="3"><text:bookmark-start text:name="__RefHeading__737_2491027362"/>Procedure<text:bookmark-end text:name="__RefHeading__737_2491027362"/></text:h>
      <text:p text:style-name="P41">The user clicks the "Settings" link from the navigation menu</text:p>
      <text:p text:style-name="P41">The display presents the user with the settings panel, which includes a link to the "Device management" page</text:p>
      <text:p text:style-name="P41">The user clicks the "Device management" link</text:p>
      <text:p text:style-name="P41">The display shows the user the "Device management" page</text:p>
      <text:list xml:id="list36580731" text:style-name="L24">
        <text:list-item>
          <text:p text:style-name="P43">This includes a <text:span text:style-name="T1">link to a “Disabled device management” page</text:span></text:p>
        </text:list-item>
      </text:list>
      <text:p text:style-name="P41"><text:span text:style-name="T1">The user clicks on the “Disabled device management” link</text:span></text:p>
      <text:p text:style-name="P41"><text:span text:style-name="T1">The display shows the user the “Disabled device management” page</text:span></text:p>
      <text:list xml:id="list39206963" text:continue-list="list36499933" text:style-name="L23">
        <text:list-item>
          <text:p text:style-name="P40"><text:span text:style-name="T1">This includes a drop down with an action to re-enable a device</text:span></text:p>
        </text:list-item>
      </text:list>
      <text:list xml:id="list39198075" text:continue-list="list36580731" text:style-name="L24">
        <text:list-item>
          <text:p text:style-name="P43">This includes a table listing all the devices, with checkboxes next to each row</text:p>
        </text:list-item>
      </text:list>
      <text:p text:style-name="P41">The user selects the “<text:span text:style-name="T1">Re-enable</text:span> Device” action</text:p>
      <text:p text:style-name="P41">The user then clicks on the checkboxes next to appropriate device<text:span text:style-name="T1">s</text:span></text:p>
      <text:p text:style-name="P41">The user clicks an “OK” or “Submit” or “Apply” button</text:p>
      <text:p text:style-name="P41">The display shows a dialog box asking to confirm applying the action</text:p>
      <text:p text:style-name="P41">The user clicks on "Apply action" </text:p>
      <text:p text:style-name="P42">The display informs the user that the device has been <text:span text:style-name="T2">re-enabled</text:span></text:p>
      <text:p text:style-name="P42"><text:span text:style-name="T1">The display shows the user the "Device management" page</text:span></text:p>
      <text:h text:style-name="P55" text:outline-level="3"><text:bookmark-start text:name="__RefHeading__739_2491027362"/>Expected Outcome<text:bookmark-end text:name="__RefHeading__739_2491027362"/></text:h>
      <text:h text:style-name="P15" text:outline-level="2">A <text:span text:style-name="T2">disabled</text:span> device was <text:span text:style-name="T2">re-enabled and will appear in all menus.</text:span></text:h>
      <text:h text:style-name="P52" text:outline-level="2"><text:span text:style-name="T3">Adding a Satellite</text:span></text:h>
      <text:p text:style-name="P45">This use case documents the procedure that a user would use to a<text:span text:style-name="T4">ssociate a new satellite with the display.</text:span></text:p>
      <text:h text:style-name="P56" text:outline-level="3">Actors</text:h>
      <text:list xml:id="list39184380" text:continue-list="list39208952" text:style-name="L18">
        <text:list-item>
          <text:p text:style-name="P33">User</text:p>
        </text:list-item>
        <text:list-item>
          <text:p text:style-name="P33">Display</text:p>
        </text:list-item>
        <text:list-item>
          <text:p text:style-name="P33"><text:span text:style-name="T4">Satellite</text:span> </text:p>
        </text:list-item>
      </text:list>
      <text:h text:style-name="P56" text:outline-level="3"><text:bookmark-start text:name="__RefHeading__718_24910273611"/>Assumptions<text:bookmark-end text:name="__RefHeading__718_24910273611"/></text:h>
      <text:p text:style-name="P45">The user is logged in and on the home page</text:p>
      <text:p text:style-name="P45">The user has permission to modify <text:span text:style-name="T4">satellites</text:span></text:p>
      <text:p text:style-name="P45"><text:span text:style-name="T4">The user has plugged the satellite into the wall</text:span></text:p>
      <text:p text:style-name="P45"><text:span text:style-name="T4">Everything goes according to plan</text:span></text:p>
      <text:h text:style-name="P56" text:outline-level="3"><text:bookmark-start text:name="__RefHeading__720_24910273611"/>Procedure<text:bookmark-end text:name="__RefHeading__720_24910273611"/></text:h>
      <text:p text:style-name="P45">The user clicks the "Settings" link from the navigation menu</text:p>
      <text:p text:style-name="P45">The display presents the user with the settings panel, which includes a link to the "<text:span text:style-name="T4">Satellite</text:span> management" page</text:p>
      <text:p text:style-name="P45">The user clicks the "<text:span text:style-name="T4">Satellite</text:span> management" link</text:p>
      <text:p text:style-name="P45">The display shows the user the "<text:span text:style-name="T4">Satellite</text:span> management" page</text:p>
      <text:list xml:id="list38204699" text:style-name="L25">
        <text:list-item>
          <text:p text:style-name="P44">This includes <text:span text:style-name="T4">a</text:span> “Add <text:span text:style-name="T4">satellite</text:span>” button</text:p>
        </text:list-item>
      </text:list>
      <text:p text:style-name="P45">The user clicks the “Add <text:span text:style-name="T4">satellite</text:span>” button</text:p>
      <text:p text:style-name="P45"><text:span text:style-name="T4">The display prompts the user to press the “Connect” button on the satellite and then click “OK”</text:span></text:p>
      <text:p text:style-name="P45"><text:span text:style-name="T4">The user presses the “Connect” button on the satellite</text:span></text:p>
      <text:p text:style-name="P45"><text:span text:style-name="T4">The display informs the user that it's searching</text:span></text:p>
      <text:p text:style-name="P45"><text:span text:style-name="T4">The display then displays the serial number (xxx-xxx) of the connected satellite</text:span></text:p>
      <text:p text:style-name="P45"><text:span text:style-name="T4">The user confirms that this is the correct satellite</text:span></text:p>
      <text:p text:style-name="P45"><text:span text:style-name="T4">The display shall informs the user that a new satellite was connected</text:span></text:p>
      <text:p text:style-name="P45"><text:span text:style-name="T4">The display shows the user the "Satellite management" page</text:span></text:p>
      <text:h text:style-name="P56" text:outline-level="3"><text:bookmark-start text:name="__RefHeading__722_24910273611"/>Expected outcome<text:bookmark-end text:name="__RefHeading__722_24910273611"/></text:h>
      <text:h text:style-name="P16" text:outline-level="2"><text:span text:style-name="T4">A new satellite was added to the display.</text:span></text:h>
      <text:h text:style-name="P53" text:outline-level="2"><text:span text:style-name="T4">Removing</text:span><text:span text:style-name="T3"> a Satellite</text:span></text:h>
      <text:p text:style-name="P45">This use case documents the procedure that a user would use to <text:span text:style-name="T4">remove a satellite with the display.</text:span></text:p>
      <text:h text:style-name="P56" text:outline-level="3">Actors</text:h>
      <text:list xml:id="list39209309" text:continue-list="list39184380" text:style-name="L18">
        <text:list-item>
          <text:p text:style-name="P33">User</text:p>
        </text:list-item>
        <text:list-item>
          <text:p text:style-name="P33">Display</text:p>
        </text:list-item>
        <text:list-item>
          <text:p text:style-name="P33"><text:span text:style-name="T4">Satellite</text:span> </text:p>
        </text:list-item>
      </text:list>
      <text:h text:style-name="P56" text:outline-level="3"><text:bookmark-start text:name="__RefHeading__718_249102736111"/>Assumptions<text:bookmark-end text:name="__RefHeading__718_249102736111"/></text:h>
      <text:p text:style-name="P45">The user is logged in and on the home page</text:p>
      <text:p text:style-name="P45">The user has permission to modify <text:span text:style-name="T4">satellites</text:span></text:p>
      <text:p text:style-name="P49"><text:span text:style-name="T7">The satellites being removed do not have any devices associated with them</text:span></text:p>
      <text:h text:style-name="P56" text:outline-level="3"><text:bookmark-start text:name="__RefHeading__720_249102736111"/>Procedure<text:bookmark-end text:name="__RefHeading__720_249102736111"/></text:h>
      <text:p text:style-name="P45">The user clicks the "Settings" link from the navigation menu</text:p>
      <text:p text:style-name="P45">The display presents the user with the settings panel, which includes a link to the "<text:span text:style-name="T4">Satellite</text:span> management" page</text:p>
      <text:p text:style-name="P45">The user clicks the "<text:span text:style-name="T4">Satellite</text:span> management" link</text:p>
      <text:p text:style-name="P45">The display shows the user the "<text:span text:style-name="T4">Satellite</text:span> management" page</text:p>
      <text:list xml:id="list38332793" text:style-name="L27">
        <text:list-item>
          <text:p text:style-name="P46"><text:span text:style-name="T1">This includes a drop down with an action to </text:span><text:span text:style-name="T4">remove satellites</text:span></text:p>
        </text:list-item>
        <text:list-item>
          <text:p text:style-name="P46">This includes a table listing all the <text:span text:style-name="T5">satellites,</text:span> with checkboxes next to each row</text:p>
        </text:list-item>
      </text:list>
      <text:p text:style-name="P47"><text:span text:style-name="T5">The user clicks on the appropriate checkboxes </text:span><text:span text:style-name="T6">next to the satellites</text:span></text:p>
      <text:p text:style-name="P47"><text:span text:style-name="T5">The user selects the “Remove satellite” </text:span><text:span text:style-name="T6">action from the drop down menu</text:span></text:p>
      <text:p text:style-name="P48"><text:span text:style-name="T6">The user clicks “Apply” or “OK”</text:span></text:p>
      <text:p text:style-name="P48"><text:span text:style-name="T6">The display prompts user to confirm the removal</text:span></text:p>
      <text:p text:style-name="P48"><text:span text:style-name="T6">The user clicks “Submit” or “OK”</text:span></text:p>
      <text:p text:style-name="P48"><text:span text:style-name="T6">The display informs the user that the satellites were removed</text:span></text:p>
      <text:p text:style-name="P45"><text:span text:style-name="T4">The display shows the user the "Satellite management" page</text:span></text:p>
      <text:h text:style-name="P56" text:outline-level="3"><text:bookmark-start text:name="__RefHeading__722_249102736111"/>Expected outcome<text:bookmark-end text:name="__RefHeading__722_249102736111"/></text:h>
      <text:h text:style-name="P16" text:outline-level="2"><text:span text:style-name="T4">A </text:span></text:h>
      <text:h text:style-name="P51" text:outline-level="2">Remap Device</text:h>
      <text:h text:style-name="P50" text:outline-level="1"><text:bookmark-start text:name="__RefHeading__743_249102736"/>Dialog Design<text:bookmark-end text:name="__RefHeading__743_249102736"/></text:h>
      <text:p text:style-name="Text_20_body"/>
      <text:h text:style-name="P50" text:outline-level="1"><text:bookmark-start text:name="__RefHeading__745_249102736"/>Look and Feel<text:bookmark-end text:name="__RefHeading__745_249102736"/></text:h>
      <text:h text:style-name="P50" text:outline-level="1"><text:bookmark-start text:name="__RefHeading__747_249102736"/>Affordances<text:bookmark-end text:name="__RefHeading__747_2491027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16T19:06:19.88</dc:date>
    <meta:editing-duration>PT2H11S</meta:editing-duration>
    <meta:editing-cycles>11</meta:editing-cycles>
    <meta:generator>LibreOffice/3.6$Windows_x86 LibreOffice_project/da8c1e6-fd468f4-454e206-f42a4a9-143cfd</meta:generator>
    <meta:document-statistic meta:table-count="1" meta:image-count="0" meta:object-count="0" meta:page-count="22" meta:paragraph-count="398" meta:word-count="2845" meta:character-count="15976" meta:non-whitespace-character-count="13560"/>
  </office:meta>
</office:document-meta>
</file>